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italic"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4a86e8" loext:opacity="100%" style:text-line-through-style="none" style:text-line-through-type="none" style:font-name="Arial" fo:font-size="14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6d9eeb" loext:opacity="100%" style:text-line-through-style="none" style:text-line-through-type="none" style:font-name="Arial" fo:font-size="17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3c78d8" loext:opacity="100%" style:text-line-through-style="none" style:text-line-through-type="none" style:font-name="Arial" fo:font-size="17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38%" style:writing-mode="lr-tb"/>
      <style:text-properties fo:font-variant="normal" fo:text-transform="none" fo:color="#3c78d8" loext:opacity="100%" style:text-line-through-style="none" style:text-line-through-type="none" style:font-name="Arial" fo:font-size="14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Arial" fo:font-size="18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weight="normal"/>
    </style:style>
    <style:style style:name="P11"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italic" style:text-underline-style="none" fo:font-weight="normal" style:text-blinking="false" fo:background-color="transparent"/>
    </style:style>
    <style:style style:name="P1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13"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14"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15"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P16"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17"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18"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19"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0"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2" style:family="paragraph" style:parent-style-name="Text_20_body" style:list-style-name="L6">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style:style>
    <style:style style:name="P23" style:family="paragraph" style:parent-style-name="Text_20_body" style:list-style-name="L6">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4pt" fo:font-style="normal" style:text-underline-style="none" fo:font-weight="normal" style:text-blinking="false"/>
    </style:style>
    <style:style style:name="T1" style:family="text">
      <style:text-properties fo:background-color="transparent" loext:char-shading-value="0"/>
    </style:style>
    <style:style style:name="T2" style:family="text">
      <style:text-properties fo:font-style="italic"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4pt" fo:font-style="italic"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4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b3ae3a80-7fff-1853-4b6d-20d5e83ace31"/>Cahier des spécificités</text:p>
      <text:p text:style-name="Text_20_body"/>
      <text:p text:style-name="P2">Par : Francis Pernot</text:p>
      <text:p text:style-name="P2">Projet : La Tour de Pize</text:p>
      <text:p text:style-name="P2">Consigne :</text:p>
      <text:p text:style-name="P4">Projet 02 - Réalisation d'une maquette avec FIGMA</text:p>
      <text:p text:style-name="P4">Partie 01 - Wireframe et Maquette</text:p>
      <text:p text:style-name="Text_20_body"/>
      <text:p text:style-name="P4">Dans ce projet il vous est demandé de réaliser la refonte graphique du restaurant la Tour de Pize : https://www.latourdepize.com</text:p>
      <text:p text:style-name="P4">Le site étant vieillissant il vous est demandé de proposer un site alliant à la fois modernité et facilité d'utilisation.</text:p>
      <text:p text:style-name="P4">Avec le covid le site à mise en place une boutique en ligne éphémère, toutefois les propriétaires souhaitent maintenant que celle-ci s'intègre au site internet.</text:p>
      <text:p text:style-name="Text_20_body"/>
      <text:p text:style-name="P4">Le site devra être un site dit one page.</text:p>
      <text:p text:style-name="P4">Vous êtes libre de changer les couleurs ainsi que les typographies</text:p>
      <text:p text:style-name="P4">Vous pouvez utiliser des images pour illustrer le site mais celles-ci devront être libres de droit</text:p>
      <text:p text:style-name="Text_20_body"/>
      <text:p text:style-name="P4">Une seule structure devra toutefois être respecté :</text:p>
      <text:p text:style-name="Text_20_body"/>
      <text:p text:style-name="P4">- Une image de présentation</text:p>
      <text:p text:style-name="P4">- Une partie présentation</text:p>
      <text:p text:style-name="P4">- Une partie carte / Menu</text:p>
      <text:p text:style-name="P4">- Une partie footer</text:p>
      <text:p text:style-name="Text_20_body"/>
      <text:p text:style-name="P4">Pour la partie carte, à vous de trouver une manière élégante et fonctionnelle de présenter tous les produits disponibles à la vente.</text:p>
      <text:p text:style-name="Text_20_body"/>
      <text:p text:style-name="P4">Avant de réaliser la maquette vous devrez réaliser un wireframe du site.</text:p>
      <text:p text:style-name="P4">Votre maquette quant à elle devra comporter un formulaire de contact et une carte de localisation</text:p>
      <text:p text:style-name="P4">Wireframe et maquette devront être pensées en Mobile First avant tout. </text:p>
      <text:p text:style-name="Text_20_body"/>
      <text:p text:style-name="P4">Partie 02 - Intégration</text:p>
      <text:p text:style-name="Text_20_body"/>
      <text:p text:style-name="P4"><text:soft-page-break/>Maintenant votre maquette réalisée vous devez la transmettre à un de vos camarade. Par conséquent il vous est demandé de réaliser un cahier des spécificités afin de lui expliquer tous les développements et interactions particuliers que vous souhaitez qu'il mette en place.</text:p>
      <text:p text:style-name="P4">D'un autre coté vous devrez intégrer la maquette qui vous aura été fourni</text:p>
      <text:p text:style-name="Text_20_body"/>
      <text:p text:style-name="P4">L'intégration devra être faite à l'aide de bootstrap.</text:p>
      <text:p text:style-name="P4">Vous devrez gérer les métadonnées du site</text:p>
      <text:p text:style-name="P4">Livrables : Projet sur Github </text:p>
      <text:p text:style-name="Text_20_body"/>
      <text:p text:style-name="P4">Date : 27/07/2021 au 04/08/2021 (WIREFRAME + MAQUETTE) - 05/08/2021 au 12/08/2021 (CAHIER SPEC + INTEGRATION)</text:p>
      <text:p text:style-name="P4"/>
      <text:p text:style-name="P4"/>
      <text:p text:style-name="P4"/>
      <text:p text:style-name="P2">Maquette : 27-07-2021 au 04/08/2021</text:p>
      <text:p text:style-name="P2">Implémentation : 05/08/2021 au 12/08/2021</text:p>
      <text:p text:style-name="Text_20_body"/>
      <text:p text:style-name="P2">La maquette réalisée avec Figma comporte deux pages : Computeur et Mobile représentant la mise en forme du site respectivement sur ordinateur et sur téléphone portable. Ces deux pages contiennent sensiblement les mêmes informations mais disposées différemment pour s’adapter à la taille du support.</text:p>
      <text:p text:style-name="Text_20_body"/>
      <text:p text:style-name="P5">Charte graphique : </text:p>
      <text:p text:style-name="P6">Couleur : </text:p>
      <text:p text:style-name="P2">Les couleurs utilisés pour les éléments vectoriels sont les suivante:</text:p>
      <text:p text:style-name="P2">Background : #303236</text:p>
      <text:p text:style-name="P2">Texte rouge : #FF391F</text:p>
      <text:p text:style-name="P2">Texte vert : #72D988</text:p>
      <text:p text:style-name="P2">Bordereau de commande bordeau : #B1362B</text:p>
      <text:p text:style-name="P2">Les textes principaux sont en blanc : #FFFFFF</text:p>
      <text:p text:style-name="P2">Les mentions légales sont en gris : #E8E8E8</text:p>
      <text:p text:style-name="P2">Des ajustements sont effectués pour certains éléments du bordereau ainsi que pour le menu de navigation.</text:p>
      <text:p text:style-name="Text_20_body"/>
      <text:p text:style-name="P6"><text:soft-page-break/>Polices :</text:p>
      <text:p text:style-name="P2">Entête, footeur, nav-bar : Stardos stencil</text:p>
      <text:p text:style-name="P2">Numéro de téléphone : Sedan</text:p>
      <text:p text:style-name="P2">Menu, mentions légales : Teko</text:p>
      <text:p text:style-name="P2">Annotation “végétarien” : Ruthie</text:p>
      <text:p text:style-name="P2">Logo menu : Multiples polices utilisées</text:p>
      <text:p text:style-name="Text_20_body"/>
      <text:p text:style-name="P6">Composition de la page ordinateur :</text:p>
      <text:p text:style-name="P2">Le site est composé d’une page découpée en trois grandes partie :</text:p>
      <text:list xml:id="list2374617426" text:style-name="L1">
        <text:list-item>
          <text:p text:style-name="P11">Header</text:p>
        </text:list-item>
        <text:list-item>
          <text:p text:style-name="P12"><text:span text:style-name="T1">Carte / </text:span><text:span text:style-name="T2">Menu</text:span></text:p>
        </text:list-item>
        <text:list-item>
          <text:p text:style-name="P11">Footer</text:p>
        </text:list-item>
      </text:list>
      <text:p text:style-name="Text_20_body"/>
      <text:p text:style-name="P2">La partie header est composée de :</text:p>
      <text:list xml:id="list985396172" text:style-name="L2">
        <text:list-item>
          <text:p text:style-name="P13"><text:span text:style-name="T2">Logo</text:span><text:span text:style-name="T1"> : La Tour de Pize</text:span></text:p>
        </text:list-item>
        <text:list-item>
          <text:p text:style-name="P13"><text:span text:style-name="T2">Menu carré</text:span><text:span text:style-name="T1"> : qui est un menu interactif</text:span></text:p>
        </text:list-item>
        <text:list-item>
          <text:p text:style-name="P13"><text:span text:style-name="T2">Bouton “Se connecter”</text:span><text:span text:style-name="T1"> : Ouvre une page permettant à l’utilisateur de se connecter.</text:span></text:p>
        </text:list-item>
        <text:list-item>
          <text:p text:style-name="P16">Différents textes dont le numéro de téléphone.</text:p>
        </text:list-item>
        <text:list-item>
          <text:p text:style-name="P16">2 photos représentant l’intérieur et la terrasse du restaurant.</text:p>
        </text:list-item>
      </text:list>
      <text:p text:style-name="Text_20_body"/>
      <text:p text:style-name="P2">La partie Menu est composée de :</text:p>
      <text:list xml:id="list1642930984" text:style-name="L3">
        <text:list-item>
          <text:p text:style-name="P14"><text:span text:style-name="T1">13 </text:span><text:span text:style-name="T2">onglets</text:span><text:span text:style-name="T1"> en accordéons représentants les types de plats</text:span></text:p>
        </text:list-item>
        <text:list-item>
          <text:p text:style-name="P14"><text:span text:style-name="T1">13 </text:span><text:span text:style-name="T2">cartes </text:span><text:span text:style-name="T1">spécifique présentants l’ensemble des produits </text:span></text:p>
        </text:list-item>
        <text:list-item>
          <text:p text:style-name="P14"><text:span text:style-name="T1">une </text:span><text:span text:style-name="T2">nav-bar</text:span></text:p>
        </text:list-item>
      </text:list>
      <text:p text:style-name="Text_20_body"/>
      <text:p text:style-name="P2">Le footeur est composé de :</text:p>
      <text:list xml:id="list2720972086" text:style-name="L4">
        <text:list-item>
          <text:p text:style-name="P17">3 logos de position, téléphone et calendrier avec leurs textes associés </text:p>
        </text:list-item>
        <text:list-item>
          <text:p text:style-name="P17">une carte google maps pour localiser le restaurant</text:p>
        </text:list-item>
        <text:list-item>
          <text:p text:style-name="P17">une section partager cette page avec les logos des différents réseaux sociaux  </text:p>
        </text:list-item>
        <text:list-item>
          <text:p text:style-name="P17">les mentions légales</text:p>
        </text:list-item>
      </text:list>
      <text:p text:style-name="Text_20_body"><text:soft-page-break/></text:p>
      <text:p text:style-name="P2">La page comporte également :</text:p>
      <text:list xml:id="list2192502882" text:style-name="L5">
        <text:list-item>
          <text:p text:style-name="P15"><text:span text:style-name="T1">un onglet </text:span><text:span text:style-name="T2">bordereau de commande</text:span></text:p>
        </text:list-item>
        <text:list-item>
          <text:p text:style-name="P18">éventuellement un onglet choix des sauces et cuisson</text:p>
        </text:list-item>
        <text:list-item>
          <text:p text:style-name="P15"><text:span text:style-name="T1">Un </text:span><text:span text:style-name="T2">background</text:span><text:span text:style-name="T1"> sur toute la hauteur et toute la largeur de la page</text:span></text:p>
        </text:list-item>
      </text:list>
      <text:p text:style-name="Text_20_body"/>
      <text:p text:style-name="P7">Détail des éléments</text:p>
      <text:p text:style-name="P8">Header :</text:p>
      <text:p text:style-name="P10"><text:span text:style-name="T3">Logo</text:span><text:span text:style-name="T6"> </text:span><text:span text:style-name="T4">:</text:span></text:p>
      <text:p text:style-name="P20">Le logo est blanc sur fond tranparents</text:p>
      <text:p text:style-name="P10"><text:span text:style-name="T3">Menu carré</text:span><text:span text:style-name="T6"> </text:span><text:span text:style-name="T4">:</text:span></text:p>
      <text:p text:style-name="P10"><text:span text:style-name="T4">Le menu carré est un menu de navigation classique dans son utilisation mais particulier dans sa forme. Il est composé de 11 éléments de même couleur (blanc), de police différentes renvoyant chacune à un </text:span><text:span text:style-name="T3">ongle</text:span><text:span text:style-name="T4">t du </text:span><text:span text:style-name="T3">Menu. </text:span></text:p>
      <text:p text:style-name="P20">A l'arrivée sur le site un élément est rouge et chaque seconde (éventuellement x secondes), un autre élément aléatoire prend la couleur rouge à sa place.</text:p>
      <text:p text:style-name="P20">Lorsque l’utilisateur survole, un élément, seul celui-ci est rouge le temps du survol. </text:p>
      <text:p text:style-name="P20">Si l’utilisateur clique sur un élément, la page scroll jusqu’à l’onglet correspondant et ouvre celui-ci.</text:p>
      <text:p text:style-name="Text_20_body"/>
      <text:p text:style-name="P3">Bouton se connecter :</text:p>
      <text:p text:style-name="P2">Le bouton passe en rouge lors du survol avec la souris</text:p>
      <text:p text:style-name="Text_20_body"/>
      <text:p text:style-name="P2">Les images et les textes sont positionnés plus ou moins comme proposé.</text:p>
      <text:p text:style-name="Text_20_body"/>
      <text:p text:style-name="P8">Menu :</text:p>
      <text:p text:style-name="P3">Onglets :</text:p>
      <text:p text:style-name="P20">Il ne peut y avoir qu’un seul onglet ouvert simultanément, chaque ouverture d’onglet entraîne la fermeture du précédent.</text:p>
      <text:p text:style-name="P20">Lorsque l’on clique sur un onglet, celui-ci s’ouvre :</text:p>
      <text:list xml:id="list4266435224" text:style-name="L6">
        <text:list-item>
          <text:p text:style-name="P22"><text:soft-page-break/>l’image grandit</text:p>
        </text:list-item>
        <text:list-item>
          <text:p text:style-name="P23"><text:span text:style-name="T1">la </text:span><text:span text:style-name="T2">carte</text:span><text:span text:style-name="T1"> s’affiche en poussant le dessous de la page</text:span></text:p>
        </text:list-item>
      </text:list>
      <text:p text:style-name="P21">Lorsque l’on clique sur l’image de l’onglet ouvert ou bien sur le petit icon de fermeture, l’onglet se ferme.</text:p>
      <text:p text:style-name="P2">La carte possède au moins une image des produits proposés vue de dessus et détourée.</text:p>
      <text:p text:style-name="P2">Chaque élément disponible de la carte possède un icon permettant d’ajouter le plat à la commande, au survol de cet icon, une info bulle affiche “Ajouter à la commande”.</text:p>
      <text:p text:style-name="P2">Lors de la 1ère commande, le bordereau de commande en version minimaliste apparaît, il est fixe en bas à droite de l’écran et toujours visible. Lorsque l'on clique dessus, tout le bordereau s’ouvre avec la liste des éléments commander. Des icon “poubelle” permettent de retirer des éléments de la commande. </text:p>
      <text:p text:style-name="P2">Lorsque le bordereau est ouvert, le défilement de la page est impossible, un défilement interne est possible pour accéder à l’ensemble de la liste de commande.</text:p>
      <text:p text:style-name="Text_20_body"/>
      <text:p text:style-name="P3">Nav-bar : </text:p>
      <text:p text:style-name="P10"><text:span text:style-name="T4">La nav-bar est au milieu à gauche de l’écran et fixe, elle n’est présente </text:span><text:span text:style-name="T5">qu'au-dessus de la partie menu</text:span><text:span text:style-name="T4">.</text:span></text:p>
      <text:p text:style-name="Text_20_body"/>
      <text:p text:style-name="P2">Le background est de couleur #424242 avec 72% d’opacité.</text:p>
      <text:p text:style-name="P2">Une ombre rouge d’opacité 25% lui est appliqué avec un décalage 5x-5y blur 1.</text:p>
      <text:p text:style-name="Text_20_body"/>
      <text:p text:style-name="P20">La nav-bar est composée des 13 éléments des onglets écrit blanc avec une transparence de 80%.</text:p>
      <text:p text:style-name="P20">Lorsque l’on clique sur élément la page scroll jusqu’à l’onglet associé et l’ouvre.</text:p>
      <text:p text:style-name="P2"><text:soft-page-break/>La petite barre rouge verticale fait 3 pixel de large est de couleur #FF391F (comme le texte rouge) et glisse/coulisse doucement vers l’onglet actuellement ouvert.</text:p>
      <text:p text:style-name="Text_20_body"/>
      <text:p text:style-name="P7">Footer :</text:p>
      <text:p text:style-name="P2">Une carte google maps permettant la navigation avec La tour de Pize pré-localisé.</text:p>
      <text:p text:style-name="Text_20_body"/>
      <text:p text:style-name="P9">Version Mobile :</text:p>
      <text:p text:style-name="P2">En mobile :</text:p>
      <text:list xml:id="list1101971599" text:style-name="L7">
        <text:list-item>
          <text:p text:style-name="P19">Le menu carré n’existe plus </text:p>
        </text:list-item>
        <text:list-item>
          <text:p text:style-name="P19">Le bouton Se connecter n’est disponible plus quand dans le bordereau via un icon Account.</text:p>
        </text:list-item>
        <text:list-item>
          <text:p text:style-name="P19">La 1er image prend toute la largeur de l’écran, les texte et la 2ème image suivent</text:p>
        </text:list-item>
        <text:list-item>
          <text:p text:style-name="P19">La nav-bar n'apparaît plus</text:p>
        </text:list-item>
        <text:list-item>
          <text:p text:style-name="P19">Les onglets fonctionnent de la même manière</text:p>
        </text:list-item>
        <text:list-item>
          <text:p text:style-name="P19">Il n’y a plus d’image dans les cartes, les plats sont indiqué les uns à la suite des autres</text:p>
        </text:list-item>
        <text:list-item>
          <text:p text:style-name="P19">Le bordereau commande fonctionne de la même manière</text:p>
        </text:list-item>
        <text:list-item>
          <text:p text:style-name="P19">Cliquer sur le téléphone ouvre l’application téléphone sur mobile avec le numéro pré-rempli</text:p>
        </text:list-item>
        <text:list-item>
          <text:p text:style-name="P19">Cliquer sur le logo adresse ouvre l’application maps ou équivalent avec la position du restaurant prérempli.</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06T13:45:30.270000000</meta:creation-date>
    <dc:date>2021-08-09T16:51:40.073000000</dc:date>
    <meta:editing-duration>PT46M16S</meta:editing-duration>
    <meta:editing-cycles>1</meta:editing-cycles>
    <meta:document-statistic meta:table-count="0" meta:image-count="0" meta:object-count="0" meta:page-count="6" meta:paragraph-count="114" meta:word-count="1196" meta:character-count="7039" meta:non-whitespace-character-count="5973"/>
    <meta:generator>LibreOffice/7.1.4.2$Windows_X86_64 LibreOffice_project/a529a4fab45b75fefc5b6226684193eb000654f6</meta:generator>
  </office:meta>
</office:document-meta>
</file>